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85e" officeooo:paragraph-rsid="0004685e"/>
    </style:style>
    <style:style style:name="P2" style:family="paragraph" style:parent-style-name="Standard">
      <style:text-properties officeooo:rsid="0004685e" officeooo:paragraph-rsid="0005e1f6"/>
    </style:style>
    <style:style style:name="P3" style:family="paragraph" style:parent-style-name="Standard">
      <style:text-properties officeooo:rsid="0005e1f6" officeooo:paragraph-rsid="0005e1f6"/>
    </style:style>
    <style:style style:name="P4" style:family="paragraph" style:parent-style-name="Standard">
      <style:text-properties officeooo:rsid="00074a1c" officeooo:paragraph-rsid="00074a1c"/>
    </style:style>
    <style:style style:name="P5" style:family="paragraph" style:parent-style-name="Standard">
      <style:text-properties officeooo:rsid="000832ab" officeooo:paragraph-rsid="000832ab"/>
    </style:style>
    <style:style style:name="T1" style:family="text">
      <style:text-properties officeooo:rsid="0005e1f6"/>
    </style:style>
    <style:style style:name="T2" style:family="text">
      <style:text-properties officeooo:rsid="000832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_3)</text:p>
      <text:p text:style-name="P1">- Tập đầu vào A = {0,1}</text:p>
      <text:p text:style-name="P1">Nhập vào 1 số nguyên dương n, kết quả yêu cầu trả về các dãy nhị phân với độ dài n.</text:p>
      <text:p text:style-name="P1">Nghiệm của bài toán thỏa mãn:</text:p>
      <text:p text:style-name="P1">+ Là 1 vector X = (x1, .., xn).</text:p>
      <text:p text:style-name="P1">+ xi lấy giá trị trong tập A, i=1→n.</text:p>
      <text:p text:style-name="P1">+ Không có ràng buộc nào giữa xi và xj, i,j=1→n.</text:p>
      <text:p text:style-name="P1">- <text:s/>Áp dụng thuật toán quay lui, tại mỗi thành phần thứ i, xi nhận 1 trong 2 giá trị thuộc A.</text:p>
      <text:p text:style-name="P1">Đối với mỗi xi tìm được, ta xét tiếp xi+1 tương ứng, giống như cách tìm xi.</text:p>
      <text:p text:style-name="P1"/>
      <text:p text:style-name="P3">1_2)</text:p>
      <text:p text:style-name="P2">Một tổ hợp chập k của n là một tập con k phần tử của tập n phần tử.</text:p>
      <text:p text:style-name="P2">Chẳng hạn tập {1,2,3,4} có các tổ hợp chập 2 là:</text:p>
      <text:p text:style-name="P2">{1,2}, {1,3, {1,4, {2,3}, {2,4}, {3,4}</text:p>
      <text:p text:style-name="P3">Nghiệm của bài toán thỏa mãn:</text:p>
      <text:p text:style-name="P2">+ Là 1 vector X = (x1, .., x<text:span text:style-name="T1">k</text:span>).</text:p>
      <text:p text:style-name="P2">+ xi lấy giá trị trong tập A={<text:span text:style-name="T1">1,2,..,n</text:span>}, i=1→<text:span text:style-name="T1">k</text:span>.</text:p>
      <text:p text:style-name="P2">+ <text:span text:style-name="T1">xi &lt; xi+1,i=1→k-1</text:span></text:p>
      <text:p text:style-name="P2">Áp dụng <text:span text:style-name="T1">thuật toán quay lui,</text:span>tại mỗi thành phần thứ i, xi nhận 1 trong 2 giá trị thuộc A.</text:p>
      <text:p text:style-name="P2">Đối với mỗi xi tìm được, ta xét tiếp xi+1 <text:span text:style-name="T1">thuộc A\{xi}</text:span>, giống như cách tìm xi, <text:span text:style-name="T1">thỏa mã xi+1&gt;xi.</text:span></text:p>
      <text:p text:style-name="P3">3)</text:p>
      <text:p text:style-name="P3">a)Xét bài toán chỉnh hợp không lặp</text:p>
      <text:p text:style-name="P3">Khác với chỉnh hợp lặp là các thành phần được phép lặp lại (tức là có thể giống</text:p>
      <text:p text:style-name="P3">nhau), chỉnh hợp không lặp chập k của tập n (k&lt;=n) phần tử cũng là một dãy k</text:p>
      <text:p text:style-name="P3">thành phần lấy từ tập n phần tử có xét thứ tự nhưng các thành phần không được</text:p>
      <text:p text:style-name="P3">phép giống nhau.</text:p>
      <text:p text:style-name="P3">Nghiệm bài toán thỏa mãn:</text:p>
      <text:p text:style-name="P2">+ Là 1 vector X = (x1, .., x<text:span text:style-name="T1">k</text:span>).</text:p>
      <text:p text:style-name="P2">+ xi lấy giá trị trong tập A={<text:span text:style-name="T1">1,2,..,n</text:span>}, i=1→<text:span text:style-name="T1">k</text:span>.</text:p>
      <text:p text:style-name="P2">+ <text:span text:style-name="T1">các xi đôi 1 khác nhau.</text:span></text:p>
      <text:p text:style-name="P2">Áp dụng <text:span text:style-name="T1">thuật toán quay lui, xét thêm 1 mảng d để đánh dấu 1 phần tử đã đi qua hay chưa, kiểm</text:span></text:p>
      <text:p text:style-name="P3">soát sự khác nhau đôi 1. </text:p>
      <text:p text:style-name="P4">b)<text:span text:style-name="T2">Xét bài toán rút tiền ATM</text:span></text:p>
      <text:p text:style-name="P5">1 atm có vô số tờ tiền trong máy, có n loại mệnh giá t1,t2,..,tn, số tiền cần rút là S, cần tìm số tờ tiền ít nhất có thể rút sao cho đủ tiền.</text:p>
      <text:p text:style-name="P5">Nghiệm bài toán: số tờ tiền ít nhất có thể rút sao cho đủ mệnh giá.</text:p>
      <text:p text:style-name="P5">Áp dụng thuật toán quay lui, giả sử đã trả được sum, <text:s/>số tờ đã rút là c =&gt; số tiền còn lại là S-sum</text:p>
      <text:p text:style-name="P5">Gọi tmax là giá cao nhất trong các tờ tiền, nếu c + (S-sum)/tmax &gt; cách trả tốt nhất hiện tại → không cần tìm nghiệm nữ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20:43:55.247098395</meta:creation-date>
    <dc:date>2020-04-28T22:35:08.152385326</dc:date>
    <meta:editing-duration>PT22S</meta:editing-duration>
    <meta:editing-cycles>1</meta:editing-cycles>
    <meta:document-statistic meta:table-count="0" meta:image-count="0" meta:object-count="0" meta:page-count="1" meta:paragraph-count="36" meta:word-count="441" meta:character-count="1873" meta:non-whitespace-character-count="1465"/>
    <meta:generator>LibreOffice/6.0.7.3$Linux_X86_64 LibreOffice_project/00m0$Build-3</meta:generator>
  </office:meta>
</office:document-meta>
</file>